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Standard">
      <style:text-properties officeooo:rsid="00171f15" officeooo:paragraph-rsid="00171f15"/>
    </style:style>
    <style:style style:name="P3" style:family="paragraph" style:parent-style-name="Standard">
      <style:text-properties officeooo:paragraph-rsid="0018c83b"/>
    </style:style>
    <style:style style:name="P4" style:family="paragraph" style:parent-style-name="Standard">
      <style:paragraph-properties fo:break-before="page"/>
      <style:text-properties officeooo:rsid="00171f15" officeooo:paragraph-rsid="00171f15"/>
    </style:style>
    <style:style style:name="T1" style:family="text">
      <style:text-properties officeooo:rsid="00171f15"/>
    </style:style>
    <style:style style:name="T2" style:family="text">
      <style:text-properties style:text-position="super 58%" officeooo:rsid="00171f15"/>
    </style:style>
    <style:style style:name="T3" style:family="text">
      <style:text-properties style:text-position="super 58%" officeooo:rsid="0017c6b9"/>
    </style:style>
    <style:style style:name="T4" style:family="text">
      <style:text-properties officeooo:rsid="0017c6b9"/>
    </style:style>
    <style:style style:name="T5" style:family="text">
      <style:text-properties officeooo:rsid="0018c8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TRODUCCION</text:h>
      <text:p text:style-name="Standard"/>
      <text:p text:style-name="Standard">El proyecto GGEZ.io busca ofrecer un lugar donde los aficionados al mundo del videojuego puedan acceder a una página web en la que puedan consultar cualquier detalle de sus juegos favoritos, descubrir, clasificar y calificar títulos según sus preferencias, hábitos de juego, popularidad y muchas otras opciones, principalmente dedicado al público de habla hispana.</text:p>
      <text:p text:style-name="Standard">Mediante un registro en la página, los usuarios podrán acceder a una variedad de utilidades, entre las que se encuentran, pero no se reducen a: establecer relaciones entre otros usuarios, crear y compartir listas personalizadas, asignar una calificación a los juegos asociados a su cuenta o consultar los juegos más populares en twitch.tv.</text:p>
      <text:p text:style-name="Standard">El acceso a la API de twitch permite a GGEZ.io acceder a gran cantidad de funcionalidades, incluída la base de datos sobre videojuegos más extensa de la red.</text:p>
      <text:p text:style-name="Standard"/>
      <text:h text:style-name="Heading_20_2" text:outline-level="2">DESCRIPCIÓN</text:h>
      <text:p text:style-name="Standard"/>
      <text:p text:style-name="Standard">Podemos resumir GGEZ.io como una página web a través de la que se pueden realizar <text:s/>consultas de todo tipo sobre una base de datos, que ofrece un sistema de registro de usuario, a partir del cual se podrá acceder a la mayor parte de las funcionalidades de la web. No es necesaria ninguna instalación, y cualquiera con acceso a internet y un navegador podrá disfrutar de las <text:span text:style-name="T1">todo lo que la web</text:span> ofrece. En el servidor se alojarán las herramientas con las que se desplegará el proyecto.</text:p>
      <text:p text:style-name="Standard"/>
      <text:p text:style-name="Standard"><text:s/></text:p>
      <text:p text:style-name="Standard"/>
      <text:p text:style-name="Standard"/>
      <text:p text:style-name="Standard"/>
      <text:p text:style-name="P4">ENTORNO DE TRABAJO</text:p>
      <text:p text:style-name="P2"/>
      <text:p text:style-name="P3"><text:span text:style-name="T1">Para este proyecto se ha elegido el entorno de desarrollo local <text:s/>Laragon. Laragon es un entorno de desarrollo universal para PHP y Node.js entre otros, y que ofrece <text:s/></text:span><text:span text:style-name="T4">muchas</text:span><text:span text:style-name="T1"> funcionalidades, </text:span><text:span text:style-name="T4">destacando en este caso las</text:span><text:span text:style-name="T1"> que agilizan el proceso de desarrollo, como </text:span><text:span text:style-name="T4">son su ligereza (menos de 4MB de RAM), </text:span><text:span text:style-name="T1">la portabilidad de la carpeta del proyecto</text:span><text:span text:style-name="T2"><text:note text:id="ftn0" text:note-class="footnote"><text:note-citation>1</text:note-citation><text:note-body><text:p text:style-name="Footnote">https://laragon.org/docs/directory-structure.html</text:p></text:note-body></text:note></text:span><text:span text:style-name="T1">, disponer de un entorno aislado </text:span><text:span text:style-name="T4">de modo que no afecte al</text:span><text:span text:style-name="T1"> sistema operativo</text:span><text:span text:style-name="T1"><text:note text:id="ftn1" text:note-class="footnote"><text:note-citation>2</text:note-citation><text:note-body><text:p text:style-name="Footnote">https://laragon.org/docs/isolated.html</text:p></text:note-body></text:note></text:span><text:span text:style-name="T1"> </text:span><text:span text:style-name="T4">y la velocidad de ejecución de los servicios del entorno</text:span><text:span text:style-name="T3"><text:note text:id="ftn2" text:note-class="footnote"><text:note-citation>3</text:note-citation><text:note-body><text:p text:style-name="Footnote">https://laragon.org/docs/fast.html</text:p></text:note-body></text:note></text:span><text:span text:style-name="T4">. </text:span></text:p>
      <text:p text:style-name="P3"><text:span text:style-name="T5">Además, el paquete incorpora MySQL, el gestor bases de datos HeidiSQL, el servidor web Apache y la terminal de comandos Cmder. </text:span><text:span text:style-name="T4">Otra ventaja es que muchas funcionalidades vienen auto configuradas, lo que permite comenzar el desarrollo al momen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071cm" style:contextual-spacing="false" fo:line-height="100%" fo:keep-together="always" fo:keep-with-next="always"/>
      <style:text-properties fo:color="#1f3864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0%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f3864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864" loext:opacity="100%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f3864" loext:opacity="100%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f3864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44546a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style:contextual-spacing="false" fo:line-height="100%"/>
      <style:text-properties fo:color="#4472c4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44546a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44546a" loext:opacity="100%" style:font-name="Calibri Light" fo:font-family="'Calibri Light'" style:font-family-generic="roman" style:font-pitch="variable" fo:font-size="16pt" fo:letter-spacing="-0.011cm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f3864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f3864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44546a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44546a" loext:opacity="100%" style:font-name="Calibri Light" fo:font-family="'Calibri Light'" style:font-family-generic="roman" style:font-pitch="variable" fo:font-size="16pt" fo:letter-spacing="-0.011cm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 loext:padding="0cm" loext:border="none" loext:shadow="none"/>
    </style:style>
    <style:style style:name="Intense_20_Reference" style:display-name="Intense Reference" style:family="text" style:parent-style-name="Default_20_Paragraph_20_Font">
      <style:text-properties fo:font-variant="small-caps" fo:color="#44546a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</meta:initial-creator>
    <meta:editing-cycles>5</meta:editing-cycles>
    <meta:creation-date>2020-11-17T16:52:00</meta:creation-date>
    <dc:date>2020-11-26T13:33:01.240000000</dc:date>
    <meta:editing-duration>PT3H45M53S</meta:editing-duration>
    <meta:generator>LibreOffice/7.0.1.2$Windows_X86_64 LibreOffice_project/7cbcfc562f6eb6708b5ff7d7397325de9e764452</meta:generator>
    <meta:document-statistic meta:table-count="0" meta:image-count="0" meta:object-count="0" meta:page-count="2" meta:paragraph-count="13" meta:word-count="348" meta:character-count="2230" meta:non-whitespace-character-count="18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